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1e7d0f" officeooo:paragraph-rsid="001e7d0f"/>
    </style:style>
    <style:style style:name="P2" style:family="paragraph" style:parent-style-name="Text_20_body">
      <style:text-properties officeooo:rsid="001e7d0f" officeooo:paragraph-rsid="004332e1"/>
    </style:style>
    <style:style style:name="P3" style:family="paragraph" style:parent-style-name="Text_20_body">
      <style:text-properties officeooo:rsid="002078a9" officeooo:paragraph-rsid="002078a9"/>
    </style:style>
    <style:style style:name="P4" style:family="paragraph" style:parent-style-name="Text_20_body">
      <style:text-properties officeooo:rsid="002078a9" officeooo:paragraph-rsid="00310490"/>
    </style:style>
    <style:style style:name="P5" style:family="paragraph" style:parent-style-name="Text_20_body">
      <style:text-properties officeooo:rsid="002078a9" officeooo:paragraph-rsid="0042f3f9"/>
    </style:style>
    <style:style style:name="P6" style:family="paragraph" style:parent-style-name="Text_20_body">
      <style:text-properties officeooo:rsid="002078a9" officeooo:paragraph-rsid="004332e1"/>
    </style:style>
    <style:style style:name="P7" style:family="paragraph" style:parent-style-name="Text_20_body">
      <style:text-properties officeooo:rsid="00222953" officeooo:paragraph-rsid="00222953"/>
    </style:style>
    <style:style style:name="P8" style:family="paragraph" style:parent-style-name="Text_20_body">
      <style:text-properties officeooo:rsid="00222953" officeooo:paragraph-rsid="0031bda6"/>
    </style:style>
    <style:style style:name="P9" style:family="paragraph" style:parent-style-name="Text_20_body">
      <style:text-properties officeooo:rsid="0031bda6" officeooo:paragraph-rsid="0031bda6"/>
    </style:style>
    <style:style style:name="P10" style:family="paragraph" style:parent-style-name="Text_20_body">
      <style:paragraph-properties fo:margin-left="0.4925in" fo:margin-right="0in" fo:text-indent="0in" style:auto-text-indent="false"/>
      <style:text-properties officeooo:rsid="001ed8c5" officeooo:paragraph-rsid="001ed8c5"/>
    </style:style>
    <style:style style:name="P11" style:family="paragraph" style:parent-style-name="Text_20_body">
      <style:paragraph-properties fo:margin-left="0.4925in" fo:margin-right="0in" fo:text-indent="0in" style:auto-text-indent="false"/>
      <style:text-properties officeooo:rsid="001ed8c5" officeooo:paragraph-rsid="004332e1"/>
    </style:style>
    <style:style style:name="P12" style:family="paragraph" style:parent-style-name="Preformatted_20_Text">
      <style:text-properties officeooo:rsid="00222953" officeooo:paragraph-rsid="0031bda6"/>
    </style:style>
    <style:style style:name="P13" style:family="paragraph" style:parent-style-name="Preformatted_20_Text">
      <style:paragraph-properties fo:margin-left="0in" fo:margin-right="0in" fo:margin-top="0in" fo:margin-bottom="0.1965in" loext:contextual-spacing="false" fo:text-indent="0in" style:auto-text-indent="false"/>
    </style:style>
    <style:style style:name="P14" style:family="paragraph" style:parent-style-name="Preformatted_20_Text">
      <style:paragraph-properties fo:margin-left="0in" fo:margin-right="0in" fo:margin-top="0in" fo:margin-bottom="0in" loext:contextual-spacing="false" fo:text-indent="0in" style:auto-text-indent="false"/>
    </style:style>
    <style:style style:name="P15" style:family="paragraph" style:parent-style-name="Preformatted_20_Text">
      <style:paragraph-properties fo:margin-left="0in" fo:margin-right="0in" fo:margin-top="0in" fo:margin-bottom="0in" loext:contextual-spacing="false" fo:text-indent="0in" style:auto-text-indent="false"/>
      <style:text-properties fo:color="#000000"/>
    </style:style>
    <style:style style:name="P16" style:family="paragraph" style:parent-style-name="Standard">
      <style:text-properties officeooo:rsid="001e7d0f" officeooo:paragraph-rsid="0042f3f9"/>
    </style:style>
    <style:style style:name="P17" style:family="paragraph" style:parent-style-name="Standard">
      <style:text-properties officeooo:rsid="004c269f" officeooo:paragraph-rsid="004c269f"/>
    </style:style>
    <style:style style:name="P18" style:family="paragraph" style:parent-style-name="Standard">
      <style:text-properties officeooo:rsid="004c269f" officeooo:paragraph-rsid="004332e1"/>
    </style:style>
    <style:style style:name="P19" style:family="paragraph" style:parent-style-name="Text_20_body" style:list-style-name="L1">
      <style:text-properties officeooo:rsid="00310490" officeooo:paragraph-rsid="00310490"/>
    </style:style>
    <style:style style:name="P20" style:family="paragraph" style:parent-style-name="Text_20_body" style:list-style-name="L1">
      <style:text-properties officeooo:rsid="00300c06" officeooo:paragraph-rsid="00300c06"/>
    </style:style>
    <style:style style:name="P21" style:family="paragraph" style:parent-style-name="Text_20_body" style:list-style-name="L1">
      <style:text-properties officeooo:rsid="00300c06" officeooo:paragraph-rsid="00310490"/>
    </style:style>
    <style:style style:name="P22" style:family="paragraph" style:parent-style-name="Text_20_body" style:list-style-name="L2">
      <style:text-properties officeooo:rsid="00300c06" officeooo:paragraph-rsid="004a0bd2"/>
    </style:style>
    <style:style style:name="P23" style:family="paragraph" style:parent-style-name="Text_20_body" style:list-style-name="L2">
      <style:text-properties officeooo:rsid="00300c06" officeooo:paragraph-rsid="004b48bb"/>
    </style:style>
    <style:style style:name="P24" style:family="paragraph" style:parent-style-name="Text_20_body" style:list-style-name="L2">
      <style:text-properties officeooo:rsid="00300c06" officeooo:paragraph-rsid="0042f3f9"/>
    </style:style>
    <style:style style:name="P25" style:family="paragraph" style:parent-style-name="Text_20_body" style:list-style-name="L2">
      <style:text-properties officeooo:paragraph-rsid="004a0bd2"/>
    </style:style>
    <style:style style:name="P26" style:family="paragraph" style:parent-style-name="Text_20_body" style:list-style-name="L2">
      <style:text-properties officeooo:rsid="0048becc" officeooo:paragraph-rsid="0048becc"/>
    </style:style>
    <style:style style:name="P27" style:family="paragraph" style:parent-style-name="Text_20_body" style:list-style-name="L2">
      <style:text-properties officeooo:rsid="00477482" officeooo:paragraph-rsid="0042f3f9"/>
    </style:style>
    <style:style style:name="P28" style:family="paragraph" style:parent-style-name="Text_20_body" style:list-style-name="L2">
      <style:text-properties officeooo:rsid="00477482" officeooo:paragraph-rsid="004b48bb"/>
    </style:style>
    <style:style style:name="P29" style:family="paragraph" style:parent-style-name="Text_20_body" style:list-style-name="L2">
      <style:text-properties officeooo:rsid="004b48bb" officeooo:paragraph-rsid="004b48bb"/>
    </style:style>
    <style:style style:name="P30" style:family="paragraph" style:parent-style-name="Text_20_body">
      <style:text-properties officeooo:rsid="001e7d0f" officeooo:paragraph-rsid="0050150d"/>
    </style:style>
    <style:style style:name="T1" style:family="text">
      <style:text-properties officeooo:rsid="001ed8c5"/>
    </style:style>
    <style:style style:name="T2" style:family="text">
      <style:text-properties officeooo:rsid="002078a9"/>
    </style:style>
    <style:style style:name="T3" style:family="text">
      <style:text-properties officeooo:rsid="00222953"/>
    </style:style>
    <style:style style:name="T4" style:family="text">
      <style:text-properties officeooo:rsid="0022ddf6"/>
    </style:style>
    <style:style style:name="T5" style:family="text">
      <style:text-properties officeooo:rsid="002728b9"/>
    </style:style>
    <style:style style:name="T6" style:family="text">
      <style:text-properties officeooo:rsid="00310490"/>
    </style:style>
    <style:style style:name="T7" style:family="text">
      <style:text-properties officeooo:rsid="0035c330"/>
    </style:style>
    <style:style style:name="T8" style:family="text">
      <style:text-properties officeooo:rsid="00395892"/>
    </style:style>
    <style:style style:name="T9" style:family="text">
      <style:text-properties officeooo:rsid="003d3a7a"/>
    </style:style>
    <style:style style:name="T10" style:family="text">
      <style:text-properties fo:color="#808000"/>
    </style:style>
    <style:style style:name="T11" style:family="text">
      <style:text-properties fo:color="#c0c0c0"/>
    </style:style>
    <style:style style:name="T12" style:family="text">
      <style:text-properties fo:color="#000000"/>
    </style:style>
    <style:style style:name="T13" style:family="text">
      <style:text-properties fo:color="#800080"/>
    </style:style>
    <style:style style:name="T14" style:family="text">
      <style:text-properties fo:color="#000080"/>
    </style:style>
    <style:style style:name="T15" style:family="text">
      <style:text-properties officeooo:rsid="004332e1"/>
    </style:style>
    <style:style style:name="T16" style:family="text">
      <style:text-properties officeooo:rsid="0048becc"/>
    </style:style>
    <style:style style:name="T17" style:family="text">
      <style:text-properties officeooo:rsid="004a0bd2"/>
    </style:style>
    <style:style style:name="T18" style:family="text">
      <style:text-properties officeooo:rsid="004b48bb"/>
    </style:style>
    <style:style style:name="T19" style:family="text">
      <style:text-properties fo:font-style="italic" style:font-style-asian="italic" style:font-style-complex="italic"/>
    </style:style>
    <style:style style:name="T20" style:family="text">
      <style:text-properties fo:font-style="italic" officeooo:rsid="004a0bd2" style:font-style-asian="italic" style:font-style-complex="italic"/>
    </style:style>
    <style:style style:name="T21" style:family="text">
      <style:text-properties fo:font-style="italic" officeooo:rsid="0048becc" style:font-style-asian="italic" style:font-style-complex="italic"/>
    </style:style>
    <style:style style:name="T22" style:family="text">
      <style:text-properties fo:font-weight="bold" officeooo:rsid="004b48bb" style:font-weight-asian="bold" style:font-weight-complex="bold"/>
    </style:style>
    <style:style style:name="T23" style:family="text">
      <style:text-properties officeooo:rsid="004c269f"/>
    </style:style>
    <style:style style:name="T24" style:family="text">
      <style:text-properties fo:font-size="7pt" officeooo:rsid="002efa7f" style:font-size-asian="7pt" style:font-size-complex="7pt"/>
    </style:style>
    <style:style style:name="T25" style:family="text">
      <style:text-properties fo:font-size="7pt" officeooo:rsid="0050150d" style:font-size-asian="7pt" style:font-size-complex="7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Data compression</text:h>
      <text:p text:style-name="P30"><text:span text:style-name="T24">18072</text:span><text:span text:style-name="T25">8</text:span><text:span text:style-name="T24">, updated 18.5.2019/pekka</text:span></text:p>
      <text:p text:style-name="P30">Over lossless connection we have to pass only initial state and later on just changes. To compress the only changes we keep record of previous data sent in transfer buffer. </text:p>
      <text:p text:style-name="P1"/>
      <text:p text:style-name="P10"><text:span text:style-name="T3">delta</text:span>[i] = <text:span text:style-name="T2">data</text:span>[i] – prev_<text:span text:style-name="T2">data</text:span>[i]</text:p>
      <text:p text:style-name="P1"/>
      <text:p text:style-name="P3">This is done just with 8 bit integers, overflow ignored. <text:span text:style-name="T1">Typically most of diff[i] values are zeroes, since in most cases much of data does not change. So we use zero-run compression:</text:span></text:p>
      <text:p text:style-name="P3"/>
      <text:list xml:id="list1686148528" text:style-name="L1">
        <text:list-item>
          <text:p text:style-name="P19">Repeat while we have data left. <text:span text:style-name="T8">Interrupt with -1 if compressed data is as long or longer than original data.</text:span></text:p>
        </text:list-item>
        <text:list-item>
          <text:p text:style-name="P20">Count how many nonzero bytes there are starting from current byte p. Count up to maximum 25<text:span text:style-name="T7">5</text:span> bytes. <text:span text:style-name="T9">Do not interrupt count to one stand alone zero</text:span></text:p>
        </text:list-item>
        <text:list-item>
          <text:p text:style-name="P20">Write number of nonzero bytes.</text:p>
        </text:list-item>
        <text:list-item>
          <text:p text:style-name="P20">Write nonzero bytes. </text:p>
        </text:list-item>
        <text:list-item>
          <text:p text:style-name="P19">Calculate number of zero by</text:p>
        </text:list-item>
        <text:list-item>
          <text:p text:style-name="P21">Count how many zero bytes there are starting from current byte p. Count up to maximum 25<text:span text:style-name="T7">5</text:span> bytes.</text:p>
        </text:list-item>
        <text:list-item>
          <text:p text:style-name="P21">Write number of zero bytes.</text:p>
        </text:list-item>
        <text:list-item>
          <text:p text:style-name="P21"><text:span text:style-name="T6">Go back to step two</text:span>.</text:p>
        </text:list-item>
      </text:list>
      <text:p text:style-name="P4"/>
      <text:p text:style-name="P9">p <text:s/>= pointer to data to compress.</text:p>
      <text:p text:style-name="P9">bytes = number of bytes to compress.</text:p>
      <text:p text:style-name="P9">dst = destination buffer for compressed data.</text:p>
      <text:p text:style-name="P9">dst_sz = destination buffer size in byte. </text:p>
      <text:p text:style-name="P9">returns number of bytes in destination buffer or -1 if is not compressed (longer than original).</text:p>
      <text:p text:style-name="P9"/>
      <text:p text:style-name="P12"><text:span text:style-name="T10">int</text:span><text:span text:style-name="T11"> </text:span><text:span text:style-name="T12">ioc_compress(</text:span></text:p>
      <text:p text:style-name="P14"><text:span text:style-name="T11"><text:s text:c="4"/></text:span><text:span text:style-name="T13">os_uchar</text:span><text:span text:style-name="T11"> </text:span><text:span text:style-name="T12">*srcbuf,</text:span></text:p>
      <text:p text:style-name="P14"><text:span text:style-name="T11"><text:s text:c="4"/></text:span><text:span text:style-name="T10">int</text:span><text:span text:style-name="T11"> </text:span><text:span text:style-name="T12">*start_addr,</text:span></text:p>
      <text:p text:style-name="P14"><text:span text:style-name="T11"><text:s text:c="4"/></text:span><text:span text:style-name="T10">int</text:span><text:span text:style-name="T11"> </text:span><text:span text:style-name="T12">end_addr,</text:span></text:p>
      <text:p text:style-name="P14"><text:span text:style-name="T11"><text:s text:c="4"/></text:span><text:span text:style-name="T13">os_uchar</text:span><text:span text:style-name="T11"> </text:span><text:span text:style-name="T12">*dst,</text:span></text:p>
      <text:p text:style-name="P14"><text:span text:style-name="T11"><text:s text:c="4"/></text:span><text:span text:style-name="T10">int</text:span><text:span text:style-name="T11"> </text:span><text:span text:style-name="T12">dst_sz)</text:span></text:p>
      <text:p text:style-name="P15">{</text:p>
      <text:p text:style-name="P14"><text:span text:style-name="T11"><text:s text:c="4"/></text:span><text:span text:style-name="T13">os_uchar</text:span></text:p>
      <text:p text:style-name="P14"><text:span text:style-name="T11"><text:s text:c="8"/></text:span><text:span text:style-name="T12">*dst_start,</text:span></text:p>
      <text:p text:style-name="P14"><text:span text:style-name="T11"><text:s text:c="8"/></text:span><text:span text:style-name="T12">*dst_end,</text:span></text:p>
      <text:p text:style-name="P14"><text:span text:style-name="T11"><text:s text:c="8"/></text:span><text:span text:style-name="T12">*p,</text:span></text:p>
      <text:p text:style-name="P13"><text:span text:style-name="T11"><text:s text:c="8"/></text:span><text:span text:style-name="T12">*start;</text:span></text:p>
      <text:p text:style-name="P14"><text:span text:style-name="T11"><text:s text:c="4"/></text:span><text:span text:style-name="T10">int</text:span></text:p>
      <text:p text:style-name="P14"><text:span text:style-name="T11"><text:s text:c="8"/></text:span><text:span text:style-name="T12">bytes,</text:span></text:p>
      <text:p text:style-name="P14"><text:span text:style-name="T11"><text:s text:c="8"/></text:span><text:span text:style-name="T12">count,</text:span></text:p>
      <text:p text:style-name="P14"><text:span text:style-name="T11"><text:s text:c="8"/></text:span><text:span text:style-name="T12">dst_count,</text:span></text:p>
      <text:p text:style-name="P13"><text:span text:style-name="T11"><text:s text:c="8"/></text:span><text:span text:style-name="T12">max_count;</text:span></text:p>
      <text:p text:style-name="P14"><text:span text:style-name="T11"><text:s text:c="4"/></text:span><text:span text:style-name="T12">dst_start</text:span><text:span text:style-name="T11"> </text:span><text:span text:style-name="T12">=</text:span><text:span text:style-name="T11"> </text:span><text:span text:style-name="T12">dst;</text:span></text:p>
      <text:p text:style-name="P13"><text:span text:style-name="T11"><text:s text:c="4"/></text:span><text:span text:style-name="T12">dst_end</text:span><text:span text:style-name="T11"> </text:span><text:span text:style-name="T12">=</text:span><text:span text:style-name="T11"> </text:span><text:span text:style-name="T12">dst</text:span><text:span text:style-name="T11"> </text:span><text:span text:style-name="T12">+</text:span><text:span text:style-name="T11"> </text:span><text:span text:style-name="T12">dst_sz;</text:span></text:p>
      <text:p text:style-name="P14"><text:soft-page-break/><text:span text:style-name="T11"><text:s text:c="4"/></text:span><text:span text:style-name="T12">p</text:span><text:span text:style-name="T11"> </text:span><text:span text:style-name="T12">=</text:span><text:span text:style-name="T11"> </text:span><text:span text:style-name="T12">&amp;srcbuf[*start_addr];</text:span></text:p>
      <text:p text:style-name="P13"><text:span text:style-name="T11"><text:s text:c="4"/></text:span><text:span text:style-name="T12">bytes</text:span><text:span text:style-name="T11"> </text:span><text:span text:style-name="T12">=</text:span><text:span text:style-name="T11"> </text:span><text:span text:style-name="T12">end_addr</text:span><text:span text:style-name="T11"> </text:span><text:span text:style-name="T12">-</text:span><text:span text:style-name="T11"> </text:span><text:span text:style-name="T12">*start_addr</text:span><text:span text:style-name="T11"> </text:span><text:span text:style-name="T12">+</text:span><text:span text:style-name="T11"> </text:span><text:span text:style-name="T14">1</text:span><text:span text:style-name="T12">;</text:span></text:p>
      <text:p text:style-name="P14"><text:span text:style-name="T11"><text:s text:c="4"/></text:span><text:span text:style-name="T10">while</text:span><text:span text:style-name="T11"> </text:span><text:span text:style-name="T12">(bytes</text:span><text:span text:style-name="T11"> </text:span><text:span text:style-name="T12">&gt;</text:span><text:span text:style-name="T11"> </text:span><text:span text:style-name="T14">0</text:span><text:span text:style-name="T12">)</text:span></text:p>
      <text:p text:style-name="P14"><text:span text:style-name="T11"><text:s text:c="4"/></text:span><text:span text:style-name="T12">{</text:span></text:p>
      <text:p text:style-name="P14"><text:span text:style-name="T11"><text:s text:c="8"/></text:span><text:span text:style-name="T12">start</text:span><text:span text:style-name="T11"> </text:span><text:span text:style-name="T12">=</text:span><text:span text:style-name="T11"> </text:span><text:span text:style-name="T12">p;</text:span></text:p>
      <text:p text:style-name="P14"><text:span text:style-name="T11"><text:s text:c="8"/></text:span><text:span text:style-name="T12">count</text:span><text:span text:style-name="T11"> </text:span><text:span text:style-name="T12">=</text:span><text:span text:style-name="T11"> </text:span><text:span text:style-name="T14">0</text:span><text:span text:style-name="T12">;</text:span></text:p>
      <text:p text:style-name="P14"><text:span text:style-name="T11"><text:s text:c="8"/></text:span><text:span text:style-name="T12">max_count</text:span><text:span text:style-name="T11"> </text:span><text:span text:style-name="T12">=</text:span><text:span text:style-name="T11"> </text:span><text:span text:style-name="T12">bytes;</text:span></text:p>
      <text:p text:style-name="P14"><text:span text:style-name="T11"><text:s text:c="8"/></text:span><text:span text:style-name="T10">if</text:span><text:span text:style-name="T11"> </text:span><text:span text:style-name="T12">(max_count</text:span><text:span text:style-name="T11"> </text:span><text:span text:style-name="T12">&gt;</text:span><text:span text:style-name="T11"> </text:span><text:span text:style-name="T14">255</text:span><text:span text:style-name="T12">)</text:span><text:span text:style-name="T11"> </text:span><text:span text:style-name="T12">max_count</text:span><text:span text:style-name="T11"> </text:span><text:span text:style-name="T12">=</text:span><text:span text:style-name="T11"> </text:span><text:span text:style-name="T14">255</text:span><text:span text:style-name="T12">;</text:span></text:p>
      <text:p text:style-name="P14"><text:span text:style-name="T11"><text:s text:c="8"/></text:span><text:span text:style-name="T10">while</text:span><text:span text:style-name="T11"> </text:span><text:span text:style-name="T12">((p[</text:span><text:span text:style-name="T14">0</text:span><text:span text:style-name="T12">]</text:span><text:span text:style-name="T11"> </text:span><text:span text:style-name="T12">||</text:span><text:span text:style-name="T11"> </text:span><text:span text:style-name="T12">p[count</text:span><text:span text:style-name="T11"> </text:span><text:span text:style-name="T12">&lt;</text:span><text:span text:style-name="T11"> </text:span><text:span text:style-name="T12">max_count-</text:span><text:span text:style-name="T14">1</text:span><text:span text:style-name="T11"> </text:span><text:span text:style-name="T12">?</text:span><text:span text:style-name="T11"> </text:span><text:span text:style-name="T14">1</text:span><text:span text:style-name="T11"> </text:span><text:span text:style-name="T12">:</text:span><text:span text:style-name="T11"> </text:span><text:span text:style-name="T14">0</text:span><text:span text:style-name="T12">])</text:span><text:span text:style-name="T11"> </text:span><text:span text:style-name="T12">&amp;&amp;</text:span><text:span text:style-name="T11"> </text:span><text:span text:style-name="T12">count</text:span><text:span text:style-name="T11"> </text:span><text:span text:style-name="T12">&lt;</text:span><text:span text:style-name="T11"> </text:span><text:span text:style-name="T12">max_count)</text:span></text:p>
      <text:p text:style-name="P14"><text:span text:style-name="T11"><text:s text:c="8"/></text:span><text:span text:style-name="T12">{</text:span></text:p>
      <text:p text:style-name="P14"><text:span text:style-name="T11"><text:s text:c="12"/></text:span><text:span text:style-name="T12">count++;</text:span></text:p>
      <text:p text:style-name="P14"><text:span text:style-name="T11"><text:s text:c="12"/></text:span><text:span text:style-name="T12">p++;</text:span></text:p>
      <text:p text:style-name="P14"><text:span text:style-name="T11"><text:s text:c="8"/></text:span><text:span text:style-name="T12">}</text:span></text:p>
      <text:p text:style-name="P13"><text:span text:style-name="T11"><text:s text:c="8"/></text:span><text:span text:style-name="T12">bytes</text:span><text:span text:style-name="T11"> </text:span><text:span text:style-name="T12">-=</text:span><text:span text:style-name="T11"> </text:span><text:span text:style-name="T12">count;</text:span></text:p>
      <text:p text:style-name="P14"><text:span text:style-name="T11"><text:s text:c="8"/></text:span><text:span text:style-name="T10">if</text:span><text:span text:style-name="T11"> </text:span><text:span text:style-name="T12">(dst</text:span><text:span text:style-name="T11"> </text:span><text:span text:style-name="T12">+</text:span><text:span text:style-name="T11"> </text:span><text:span text:style-name="T12">count</text:span><text:span text:style-name="T11"> </text:span><text:span text:style-name="T12">&gt;=</text:span><text:span text:style-name="T11"> </text:span><text:span text:style-name="T12">dst_end)</text:span></text:p>
      <text:p text:style-name="P14"><text:span text:style-name="T11"><text:s text:c="8"/></text:span><text:span text:style-name="T12">{</text:span></text:p>
      <text:p text:style-name="P14"><text:span text:style-name="T11"><text:s text:c="12"/></text:span><text:span text:style-name="T12">p</text:span><text:span text:style-name="T11"> </text:span><text:span text:style-name="T12">=</text:span><text:span text:style-name="T11"> </text:span><text:span text:style-name="T12">start;</text:span></text:p>
      <text:p text:style-name="P14"><text:span text:style-name="T11"><text:s text:c="12"/></text:span><text:span text:style-name="T10">break</text:span><text:span text:style-name="T12">;</text:span></text:p>
      <text:p text:style-name="P13"><text:span text:style-name="T11"><text:s text:c="8"/></text:span><text:span text:style-name="T12">}</text:span></text:p>
      <text:p text:style-name="P14"><text:span text:style-name="T11"><text:s text:c="8"/></text:span><text:span text:style-name="T12">*(dst++)</text:span><text:span text:style-name="T11"> </text:span><text:span text:style-name="T12">=</text:span><text:span text:style-name="T11"> </text:span><text:span text:style-name="T12">count;</text:span></text:p>
      <text:p text:style-name="P14"><text:span text:style-name="T11"><text:s text:c="8"/></text:span><text:span text:style-name="T10">while</text:span><text:span text:style-name="T11"> </text:span><text:span text:style-name="T12">(count--)</text:span><text:span text:style-name="T11"> </text:span><text:span text:style-name="T12">*(dst++)</text:span><text:span text:style-name="T11"> </text:span><text:span text:style-name="T12">=</text:span><text:span text:style-name="T11"> </text:span><text:span text:style-name="T12">*(start++);</text:span></text:p>
      <text:p text:style-name="P13"><text:span text:style-name="T11"><text:s text:c="8"/></text:span><text:span text:style-name="T10">if</text:span><text:span text:style-name="T11"> </text:span><text:span text:style-name="T12">(bytes</text:span><text:span text:style-name="T11"> </text:span><text:span text:style-name="T12">==</text:span><text:span text:style-name="T11"> </text:span><text:span text:style-name="T14">0</text:span><text:span text:style-name="T12">)</text:span><text:span text:style-name="T11"> </text:span><text:span text:style-name="T10">break</text:span><text:span text:style-name="T12">;</text:span></text:p>
      <text:p text:style-name="P14"><text:span text:style-name="T11"><text:s text:c="8"/></text:span><text:span text:style-name="T12">start</text:span><text:span text:style-name="T11"> </text:span><text:span text:style-name="T12">=</text:span><text:span text:style-name="T11"> </text:span><text:span text:style-name="T12">p;</text:span></text:p>
      <text:p text:style-name="P14"><text:span text:style-name="T11"><text:s text:c="8"/></text:span><text:span text:style-name="T12">count</text:span><text:span text:style-name="T11"> </text:span><text:span text:style-name="T12">=</text:span><text:span text:style-name="T11"> </text:span><text:span text:style-name="T14">0</text:span><text:span text:style-name="T12">;</text:span></text:p>
      <text:p text:style-name="P14"><text:span text:style-name="T11"><text:s text:c="8"/></text:span><text:span text:style-name="T12">max_count</text:span><text:span text:style-name="T11"> </text:span><text:span text:style-name="T12">=</text:span><text:span text:style-name="T11"> </text:span><text:span text:style-name="T12">bytes;</text:span></text:p>
      <text:p text:style-name="P14"><text:span text:style-name="T11"><text:s text:c="8"/></text:span><text:span text:style-name="T10">if</text:span><text:span text:style-name="T11"> </text:span><text:span text:style-name="T12">(max_count</text:span><text:span text:style-name="T11"> </text:span><text:span text:style-name="T12">&gt;</text:span><text:span text:style-name="T11"> </text:span><text:span text:style-name="T14">255</text:span><text:span text:style-name="T12">)</text:span><text:span text:style-name="T11"> </text:span><text:span text:style-name="T12">max_count</text:span><text:span text:style-name="T11"> </text:span><text:span text:style-name="T12">=</text:span><text:span text:style-name="T11"> </text:span><text:span text:style-name="T14">255</text:span><text:span text:style-name="T12">;</text:span></text:p>
      <text:p text:style-name="P14"><text:span text:style-name="T11"><text:s text:c="8"/></text:span><text:span text:style-name="T10">while</text:span><text:span text:style-name="T11"> </text:span><text:span text:style-name="T12">(*p==</text:span><text:span text:style-name="T11"> </text:span><text:span text:style-name="T14">0</text:span><text:span text:style-name="T11"> </text:span><text:span text:style-name="T12">&amp;&amp;</text:span><text:span text:style-name="T11"> </text:span><text:span text:style-name="T12">count</text:span><text:span text:style-name="T11"> </text:span><text:span text:style-name="T12">&lt;</text:span><text:span text:style-name="T11"> </text:span><text:span text:style-name="T12">max_count)</text:span></text:p>
      <text:p text:style-name="P14"><text:span text:style-name="T11"><text:s text:c="8"/></text:span><text:span text:style-name="T12">{</text:span></text:p>
      <text:p text:style-name="P14"><text:span text:style-name="T11"><text:s text:c="12"/></text:span><text:span text:style-name="T12">count++;</text:span></text:p>
      <text:p text:style-name="P14"><text:span text:style-name="T11"><text:s text:c="12"/></text:span><text:span text:style-name="T12">p++;</text:span></text:p>
      <text:p text:style-name="P14"><text:span text:style-name="T11"><text:s text:c="8"/></text:span><text:span text:style-name="T12">}</text:span></text:p>
      <text:p text:style-name="P13"><text:span text:style-name="T11"><text:s text:c="8"/></text:span><text:span text:style-name="T12">bytes</text:span><text:span text:style-name="T11"> </text:span><text:span text:style-name="T12">-=</text:span><text:span text:style-name="T11"> </text:span><text:span text:style-name="T12">count;</text:span></text:p>
      <text:p text:style-name="P14"><text:span text:style-name="T11"><text:s text:c="8"/></text:span><text:span text:style-name="T10">if</text:span><text:span text:style-name="T11"> </text:span><text:span text:style-name="T12">(dst</text:span><text:span text:style-name="T11"> </text:span><text:span text:style-name="T12">&gt;=</text:span><text:span text:style-name="T11"> </text:span><text:span text:style-name="T12">dst_end)</text:span></text:p>
      <text:p text:style-name="P14"><text:span text:style-name="T11"><text:s text:c="8"/></text:span><text:span text:style-name="T12">{</text:span></text:p>
      <text:p text:style-name="P14"><text:span text:style-name="T11"><text:s text:c="12"/></text:span><text:span text:style-name="T12">p</text:span><text:span text:style-name="T11"> </text:span><text:span text:style-name="T12">=</text:span><text:span text:style-name="T11"> </text:span><text:span text:style-name="T12">start;</text:span></text:p>
      <text:p text:style-name="P14"><text:span text:style-name="T11"><text:s text:c="12"/></text:span><text:span text:style-name="T10">break</text:span><text:span text:style-name="T12">;</text:span></text:p>
      <text:p text:style-name="P14"><text:span text:style-name="T11"><text:s text:c="8"/></text:span><text:span text:style-name="T12">}</text:span></text:p>
      <text:p text:style-name="P14"><text:span text:style-name="T11"><text:s text:c="8"/></text:span><text:span text:style-name="T12">*(dst++)</text:span><text:span text:style-name="T11"> </text:span><text:span text:style-name="T12">=</text:span><text:span text:style-name="T11"> </text:span><text:span text:style-name="T12">count;</text:span></text:p>
      <text:p text:style-name="P13"><text:span text:style-name="T11"><text:s text:c="4"/></text:span><text:span text:style-name="T12">}</text:span></text:p>
      <text:p text:style-name="P14"><text:span text:style-name="T11"><text:s text:c="4"/></text:span><text:span text:style-name="T12">count</text:span><text:span text:style-name="T11"> </text:span><text:span text:style-name="T12">=</text:span><text:span text:style-name="T11"> </text:span><text:span text:style-name="T12">p</text:span><text:span text:style-name="T11"> </text:span><text:span text:style-name="T12">-</text:span><text:span text:style-name="T11"> </text:span><text:span text:style-name="T12">&amp;srcbuf[*start_addr];</text:span></text:p>
      <text:p text:style-name="P14"><text:span text:style-name="T11"><text:s text:c="4"/></text:span><text:span text:style-name="T12">*start_addr</text:span><text:span text:style-name="T11"> </text:span><text:span text:style-name="T12">=</text:span><text:span text:style-name="T11"> </text:span><text:span text:style-name="T12">p</text:span><text:span text:style-name="T11"> </text:span><text:span text:style-name="T12">-</text:span><text:span text:style-name="T11"> </text:span><text:span text:style-name="T12">srcbuf;</text:span></text:p>
      <text:p text:style-name="P13"><text:span text:style-name="T11"><text:s text:c="4"/></text:span><text:span text:style-name="T12">dst_count</text:span><text:span text:style-name="T11"> </text:span><text:span text:style-name="T12">=</text:span><text:span text:style-name="T11"> </text:span><text:span text:style-name="T12">dst</text:span><text:span text:style-name="T11"> </text:span><text:span text:style-name="T12">-</text:span><text:span text:style-name="T11"> </text:span><text:span text:style-name="T12">dst_start;</text:span></text:p>
      <text:p text:style-name="P14"><text:span text:style-name="T11"><text:s text:c="4"/></text:span><text:span text:style-name="T10">return</text:span><text:span text:style-name="T11"> </text:span><text:span text:style-name="T12">dst_count</text:span><text:span text:style-name="T11"> </text:span><text:span text:style-name="T12">&lt;</text:span><text:span text:style-name="T11"> </text:span><text:span text:style-name="T12">count</text:span><text:span text:style-name="T11"> </text:span><text:span text:style-name="T12">?</text:span><text:span text:style-name="T11"> </text:span><text:span text:style-name="T12">dst_count</text:span><text:span text:style-name="T11"> </text:span><text:span text:style-name="T12">:</text:span><text:span text:style-name="T11"> </text:span><text:span text:style-name="T12">-</text:span><text:span text:style-name="T14">1</text:span><text:span text:style-name="T12">;</text:span></text:p>
      <text:p text:style-name="P15">}</text:p>
      <text:p text:style-name="P8"/>
      <text:p text:style-name="P7">The outgoing message will contain “delta encoding” and “zero run compression” bits in header. If compression result would be <text:span text:style-name="T5">as long or </text:span>longer than data in uncompressed format, compression is not done. <text:s/>The delta encoding is not done at least for the first snapshot to send. <text:span text:style-name="T4">Data received should use these bits to detect if data is delta encoded or compressed to read it.</text:span></text:p>
      <text:p text:style-name="P16"><text:soft-page-break/></text:p>
      <text:h text:style-name="Heading_20_2" text:outline-level="2"><text:span text:style-name="T23">Uncompress d</text:span>ata </text:h>
      <text:p text:style-name="P17">This is simpler to implement than compression:</text:p>
      <text:p text:style-name="P5"/>
      <text:list xml:id="list849071239" text:style-name="L2">
        <text:list-item>
          <text:p text:style-name="P26">Start from first <text:span text:style-name="T17">source </text:span>byte to process.</text:p>
        </text:list-item>
        <text:list-item>
          <text:p text:style-name="P27">Quit if we have processed all source data.</text:p>
        </text:list-item>
        <text:list-item>
          <text:p text:style-name="P25"><text:span text:style-name="T16">Get next source byte in </text:span><text:span text:style-name="T19">n</text:span><text:span text:style-name="T16">. It is count of real data bytes.</text:span></text:p>
        </text:list-item>
        <text:list-item>
          <text:p text:style-name="P22"><text:span text:style-name="T17">Move </text:span><text:span text:style-name="T20">n</text:span><text:span text:style-name="T17"> data bytes from source to destination.</text:span></text:p>
        </text:list-item>
        <text:list-item>
          <text:p text:style-name="P28">Quit if we have processed all source data.</text:p>
        </text:list-item>
        <text:list-item>
          <text:p text:style-name="P23"><text:span text:style-name="T16">Get next source byte in </text:span><text:span text:style-name="T21">n</text:span><text:span text:style-name="T16">. It is count of zero bytes.</text:span></text:p>
        </text:list-item>
        <text:list-item>
          <text:p text:style-name="P24">Write <text:span text:style-name="T22">n</text:span><text:span text:style-name="T18"> zero bytes to destination</text:span> </text:p>
        </text:list-item>
        <text:list-item>
          <text:p text:style-name="P29">Back to step 2.</text:p>
          <text:p text:style-name="P23"/>
        </text:list-item>
      </text:list>
      <text:p text:style-name="P18">In addition we must check that we do not overflow destination buffer, in case our source data is erroneous. Undoing delta encoding is also simple. We add received delta values to previous values.</text:p>
      <text:p text:style-name="P2"/>
      <text:p text:style-name="P11"><text:span text:style-name="T15">data</text:span>[i] = <text:span text:style-name="T2">data</text:span>[i] <text:span text:style-name="T15">+ delta[i]</text:span></text:p>
      <text:p text:style-name="P2"/>
      <text:p text:style-name="P6">This is <text:span text:style-name="T15">again </text:span>done just with 8 bit integers, overflow ignored.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6-20T18:10:14.700000000</dc:date>
    <meta:editing-duration>PT3H4M1S</meta:editing-duration>
    <meta:editing-cycles>51</meta:editing-cycles>
    <meta:generator>LibreOffice/6.1.0.3$Windows_X86_64 LibreOffice_project/efb621ed25068d70781dc026f7e9c5187a4decd1</meta:generator>
    <meta:document-statistic meta:table-count="0" meta:image-count="0" meta:object-count="0" meta:page-count="3" meta:paragraph-count="95" meta:word-count="584" meta:character-count="3581" meta:non-whitespace-character-count="2660"/>
  </office:meta>
</office:document-meta>
</file>